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museo-sans" svg:font-family="museo-sans, 'Helvetica Neue', Helvetica, Arial, sans-serif,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2">
      <style:paragraph-properties style:line-height-at-least="0.503cm" fo:text-align="start" style:justify-single-word="false"/>
      <style:text-properties style:font-name="Times New Roman" fo:font-size="12pt" style:font-size-asian="12pt" style:font-size-complex="12pt"/>
    </style:style>
    <style:style style:name="P3" style:family="paragraph" style:parent-style-name="Standard" style:list-style-name="L4">
      <style:paragraph-properties style:line-height-at-least="0.503cm" fo:text-align="start" style:justify-single-word="false"/>
      <style:text-properties style:font-name="Times New Roman" fo:font-size="12pt" style:font-size-asian="12pt" style:font-size-complex="12pt"/>
    </style:style>
    <style:style style:name="P4"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line-height-at-least="0.503cm"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line-height-at-least="0.503cm"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list-style-name="L2">
      <style:paragraph-properties style:line-height-at-least="0.503cm"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list-style-name="L5">
      <style:paragraph-properties style:line-height-at-least="0.503cm"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L6">
      <style:paragraph-properties style:line-height-at-least="0.503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list-style-name="L8">
      <style:paragraph-properties style:line-height-at-least="0.503cm"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list-style-name="L7">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style:line-height-at-least="0.503cm" fo:text-align="start" style:justify-single-word="false"/>
      <style:text-properties style:font-name="Times New Roman" fo:font-weight="normal" style:font-weight-asian="normal" style:font-weight-complex="normal"/>
    </style:style>
    <style:style style:name="P13" style:family="paragraph" style:parent-style-name="Standard">
      <style:paragraph-properties fo:margin-left="0cm" fo:margin-right="0cm" style:line-height-at-least="0.503cm" fo:text-align="start" style:justify-single-word="false" fo:text-indent="0cm" style:auto-text-indent="false"/>
      <style:text-properties style:font-name="Times New Roman" fo:font-size="12pt" style:font-size-asian="12pt" style:font-size-complex="12pt"/>
    </style:style>
    <style:style style:name="P14" style:family="paragraph" style:parent-style-name="Standard" style:list-style-name="L2">
      <style:paragraph-properties fo:margin-left="0cm" fo:margin-right="0cm" style:line-height-at-least="0.503cm" fo:text-align="start" style:justify-single-word="false" fo:text-indent="0cm" style:auto-text-indent="false"/>
      <style:text-properties style:font-name="Times New Roman" fo:font-size="12pt" style:font-size-asian="12pt" style:font-size-complex="12pt"/>
    </style:style>
    <style:style style:name="P15" style:family="paragraph" style:parent-style-name="Standard">
      <style:paragraph-properties fo:margin-left="0cm" fo:margin-right="0cm" style:line-height-at-least="0.503cm" fo:text-align="start"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list-style-name="L2">
      <style:paragraph-properties fo:margin-left="0cm" fo:margin-right="0cm" style:line-height-at-least="0.503cm" fo:text-align="start"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variant="normal" fo:text-transform="none" fo:color="#222222" style:font-name="Helvetica Neue" fo:font-size="11.25pt" fo:letter-spacing="normal" fo:font-style="normal"/>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style:font-name="museo-sans" fo:letter-spacing="normal" fo:font-style="normal"/>
    </style:style>
    <style:style style:name="T5" style:family="text">
      <style:text-properties fo:font-variant="normal" fo:text-transform="none" fo:color="#222222" style:font-name="museo-sans" fo:letter-spacing="normal" fo:font-style="normal" fo:font-weight="bold"/>
    </style:style>
    <style:style style:name="T6" style:family="text">
      <style:text-properties fo:font-variant="normal" fo:text-transform="none" fo:color="#222222" style:font-name="museo-sans" fo:font-size="12pt" fo:letter-spacing="normal" fo:font-style="normal" fo:font-weight="bold" style:font-size-asian="12pt" style:font-weight-asian="normal" style:font-size-complex="12pt" style:font-weight-complex="normal"/>
    </style:style>
    <style:style style:name="T7" style:family="text">
      <style:text-properties fo:font-variant="normal" fo:text-transform="none" fo:color="#222222" style:font-name="museo-sans" fo:font-size="12pt" fo:letter-spacing="normal" fo:font-style="normal" fo:font-weight="bold" style:font-size-asian="12pt" style:font-size-complex="12pt"/>
    </style:style>
    <style:style style:name="T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222222" fo:font-size="12pt" fo:letter-spacing="normal" fo:font-style="normal" fo:font-weight="bold" style:font-size-asian="12pt" style:font-weight-asian="normal" style:font-size-complex="12pt" style:font-weight-complex="normal"/>
    </style:style>
    <style:style style:name="T10" style:family="text">
      <style:text-properties fo:font-variant="normal" fo:text-transform="none" fo:color="#222222" fo:font-size="12pt" fo:letter-spacing="normal" fo:font-style="normal" fo:font-weight="bold" style:font-size-asian="12pt" style:font-size-complex="12pt"/>
    </style:style>
    <style:style style:name="T11"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222222" fo:font-size="12pt" fo:letter-spacing="normal" fo:font-style="normal" style:font-size-asian="12pt" style:font-size-complex="12pt"/>
    </style:style>
    <style:style style:name="T13" style:family="text">
      <style:text-properties fo:font-variant="normal" fo:text-transform="none" fo:color="#4e4242" style:font-name="museo-sans" fo:font-size="12pt" fo:letter-spacing="normal" fo:font-style="normal" fo:font-weight="bold"/>
    </style:style>
    <style:style style:name="T14" style:family="text">
      <style:text-properties fo:font-variant="normal" fo:text-transform="none" fo:color="#4e4242" style:font-name="museo-sans" fo:font-size="12pt" fo:letter-spacing="normal" fo:font-style="normal" fo:font-weight="bold" style:font-size-asian="12pt" style:font-weight-asian="normal" style:font-size-complex="12pt" style:font-weight-complex="normal"/>
    </style:style>
    <style:style style:name="T15" style:family="text">
      <style:text-properties fo:font-variant="normal" fo:text-transform="none" fo:color="#4e4242" style:font-name="museo-sans" fo:font-size="12pt" fo:letter-spacing="normal" fo:font-style="normal" fo:font-weight="bold" style:font-size-asian="12pt" style:font-size-complex="12pt"/>
    </style:style>
    <style:style style:name="T16" style:family="text">
      <style:text-properties fo:font-variant="normal" fo:text-transform="none" fo:color="#4e4242" style:font-name="museo-sans" fo:letter-spacing="normal" fo:font-style="normal"/>
    </style:style>
    <style:style style:name="T17" style:family="text">
      <style:text-properties fo:font-variant="normal" fo:text-transform="none" fo:color="#4e4242" style:font-name="museo-sans" fo:letter-spacing="normal" fo:font-style="normal" fo:font-weight="bold"/>
    </style:style>
    <style:style style:name="T18" style:family="text">
      <style:text-properties fo:font-variant="normal" fo:text-transform="none" fo:color="#4e4242" style:font-name="museo-sans" fo:letter-spacing="normal" fo:font-style="normal" style:text-underline-style="none"/>
    </style:style>
    <style:style style:name="T19" style:family="text">
      <style:text-properties fo:font-variant="normal" fo:text-transform="none" fo:color="#4e4242" style:font-name="museo-sans" fo:letter-spacing="normal" fo:font-style="normal" style:text-underline-style="none" fo:font-weight="bold"/>
    </style:style>
    <style:style style:name="T20" style:family="text">
      <style:text-properties fo:font-variant="normal" fo:text-transform="none" fo:color="#4e4242" fo:font-size="12pt" fo:letter-spacing="normal" fo:font-style="normal"/>
    </style:style>
    <style:style style:name="T21" style:family="text">
      <style:text-properties fo:font-variant="normal" fo:text-transform="none" fo:color="#4e4242" fo:font-size="12pt" fo:letter-spacing="normal" fo:font-style="normal" fo:font-weight="bold"/>
    </style:style>
    <style:style style:name="T22" style:family="text">
      <style:text-properties fo:font-variant="normal" fo:text-transform="none" fo:color="#4e4242" fo:font-size="12pt" fo:letter-spacing="normal" fo:font-style="normal" fo:font-weight="bold" style:font-size-asian="12pt" style:font-weight-asian="normal" style:font-size-complex="12pt" style:font-weight-complex="normal"/>
    </style:style>
    <style:style style:name="T23" style:family="text">
      <style:text-properties fo:font-variant="normal" fo:text-transform="none" fo:color="#4e4242" fo:font-size="12pt" fo:letter-spacing="normal" fo:font-style="normal" fo:font-weight="bold" style:font-size-asian="12pt" style:font-size-complex="12pt"/>
    </style:style>
    <style:style style:name="T24" style:family="text">
      <style:text-properties fo:font-variant="normal" fo:text-transform="none" fo:color="#4e4242" fo:font-size="12pt" fo:letter-spacing="normal" fo:font-style="normal" style:font-size-asian="12pt" style:font-size-complex="12pt"/>
    </style:style>
    <style:style style:name="T25" style:family="text">
      <style:text-properties fo:font-variant="normal" fo:text-transform="none" fo:color="#4e4242" fo:letter-spacing="normal" fo:font-style="normal"/>
    </style:style>
    <style:style style:name="T26" style:family="text">
      <style:text-properties fo:font-variant="normal" fo:text-transform="none" fo:color="#4e4242" fo:letter-spacing="normal" fo:font-style="normal" fo:font-weight="bold"/>
    </style:style>
    <style:style style:name="T27" style:family="text">
      <style:text-properties fo:font-variant="normal" fo:text-transform="none" fo:color="#4e4242" fo:letter-spacing="normal" fo:font-style="normal" style:text-underline-style="none"/>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HCache runs on VM. So distributed service has to need to sync some ways, which is not recommended in distributed environment.</text:p>
      <text:p text:style-name="P1"/>
      <text:p text:style-name="P4">Points about caching</text:p>
      <text:list xml:id="list1020142914827816098" text:style-name="L7">
        <text:list-item>
          <text:p text:style-name="P11">When cache is full, How to delete (data eviction mechanizm) some old unused data Ex: remove Least Recently Used(LRU)</text:p>
        </text:list-item>
        <text:list-item>
          <text:p text:style-name="P11"/>
        </text:list-item>
      </text:list>
      <text:p text:style-name="P1"/>
      <text:p text:style-name="P4">Advantage of Redis over Memcached:</text:p>
      <text:list xml:id="list1461435592526191472" text:style-name="L2">
        <text:list-item>
          <text:p text:style-name="P2"><text:span text:style-name="T3">You require selectively deleting/expiring items in the cache. (You need this)</text:span></text:p>
        </text:list-item>
        <text:list-item>
          <text:p text:style-name="P2"><text:span text:style-name="T3">You require the ability to query keys of a particular type. eq. 'blog1:posts:*', 'blog2:categories:xyz:posts:*'. oh yeah! this is very important. Use this to invalidate certain types of cached items selectively. You can also use this to invalidate fragment cache, page cache, only AR objects of a given type, etc.</text:span></text:p>
        </text:list-item>
        <text:list-item>
          <text:p text:style-name="P2"><text:span text:style-name="T3">Persistence (You will need this too, unless you are okay with your cache having to warm up after every restart. Very essential for objects that seldom change)</text:span></text:p>
        </text:list-item>
        <text:list-item>
          <text:p text:style-name="P7"><text:span text:style-name="T25">Redis is sometimes described as "Memcached on steroids". Redis were built in response to lessons learned from using Memcached.</text:span></text:p>
        </text:list-item>
        <text:list-item>
          <text:p text:style-name="P7"><text:span text:style-name="T25">Redis has more features than Memcached, which makes it more powerful and flexible but also more complex.</text:span><text:span text:style-name="T2"> </text:span></text:p>
        </text:list-item>
        <text:list-item>
          <text:p text:style-name="P12"><text:span text:style-name="T24">Memcached's data eviction (what to delete when cache is full) mechanism uses an LRU (Least Recently Used) algorithm and somewhat arbitrarily evicts data that's similar in size to the new data. </text:span><text:span text:style-name="T20">Redis, by contrast, allows for fine-grained control over eviction though a choice of six different eviction policies.</text:span></text:p>
        </text:list-item>
        <text:list-item>
          <text:p text:style-name="P12"><text:span text:style-name="T24">Redis gives you much greater flexibility regarding the objects you can cache. Whereas Memcached limits key names to 250 bytes, limits values to 1MB, and works only with plain strings, Redis allows key names and values to be as large as 512MB each, and they are binary safe. Redis has six data types that enable more intelligent caching and manipulation of cached data, opening up a world of possibilities to the application developer. </text:span><text:span text:style-name="T12"><text:s/></text:span></text:p>
        </text:list-item>
        <text:list-item>
          <text:p text:style-name="P12"><text:span text:style-name="T24">Instead of storing objects as serialized strings, the developer can use a Redis Hash to store an object's fields and values and manage them using a single key. Redis Hash saves developers the need to fetch the entire string, de-serialize it, update a value, re-serialize the object, and replace the entire string in the cache with its new value for every trivial update -- and that means lower resource consumption and increased performance. Other data types that Redis offers, such as Lists and Sets, can be leveraged to implement even more complex cache management patterns.</text:span><text:span text:style-name="T12"> </text:span></text:p>
        </text:list-item>
        <text:list-item>
          <text:p text:style-name="P12"><text:span text:style-name="T24">Another important advantage of Redis is that the data it stores isn't opaque, meaning that the server can manipulate it directly. A considerable share of the 160-plus commands available in Redis is devoted to data processing operations and embedding logic in the data store itself via server-side scripting. These built-in commands and user scripts give you the flexibility of handling data processing tasks directly in Redis, without having to ship data across the network to another system for processing</text:span><text:span text:style-name="T12">.</text:span></text:p>
        </text:list-item>
        <text:list-item>
          <text:p text:style-name="P12"><text:span text:style-name="T24">Redis is designed to bootstrap the cache after a planned shutdown or an unplanned failure.</text:span><text:span text:style-name="T12"> </text:span></text:p>
        </text:list-item>
        <text:list-item>
          <text:p text:style-name="P12"><text:span text:style-name="T24">Redis offers replication. Replication can be used for implementing a highly available cache setup that can withstand failures and provide uninterrupted service to the application.</text:span><text:span text:style-name="T12"> </text:span></text:p>
        </text:list-item>
      </text:list>
      <text:p text:style-name="P6"><text:span text:style-name="T2"/></text:p>
      <text:p text:style-name="P5"><text:span text:style-name="T2">Disadvantage of Redis</text:span></text:p>
      <text:list xml:id="list7746402319206770493" text:style-name="L8">
        <text:list-item>
          <text:p text:style-name="P10"><text:span text:style-name="T1">Redis is completely limited to one core as it is based on an event loop.</text:span><text:span text:style-name="T2"> </text:span></text:p>
        </text:list-item>
      </text:list>
      <text:p text:style-name="P5"><text:span text:style-name="T2">When memcached preferable over Redis</text:span></text:p>
      <text:list xml:id="list7741501813513363754" text:style-name="L6">
        <text:list-item>
          <text:p text:style-name="P9"><text:span text:style-name="T2">C</text:span><text:span text:style-name="T25">aching small and static data, such as HTML code fragments. Memcached's internal </text:span><text:soft-page-break/><text:span text:style-name="T25">memory management, while not as sophisticated as Redis', is more efficient because Memcached will consume comparatively less memory resources for metadata. Strings, which are the only data type that are supported by Memcached, are ideal for storing data that's only being read because strings require no further processing.</text:span><text:span text:style-name="T2"> </text:span></text:p>
        </text:list-item>
        <text:list-item>
          <text:p text:style-name="P9"><text:span text:style-name="T2"/></text:p>
        </text:list-item>
      </text:list>
      <text:p text:style-name="P13"><text:span text:style-name="T3"/></text:p>
      <text:p text:style-name="P15"><text:span text:style-name="T2">Advantage of Memcached</text:span></text:p>
      <text:list xml:id="list4001052405225127495" text:style-name="L4">
        <text:list-item>
          <text:p text:style-name="P3"><text:span text:style-name="T3">Memcached is a fine piece of software that is stable and hardened. If you already have a large investment in memcached then you may want to stick with it.</text:span></text:p>
        </text:list-item>
      </text:list>
      <text:list xml:id="list40652889" text:continue-list="list1461435592526191472" text:style-name="L2">
        <text:list-item>
          <text:list>
            <text:list-header>
              <text:p text:style-name="P14"><text:span text:style-name="T3"/></text:p>
              <text:p text:style-name="P16"><text:span text:style-name="T2">Neutral about Redis and Memcached</text:span></text:p>
            </text:list-header>
          </text:list>
        </text:list-item>
        <text:list-item>
          <text:p text:style-name="P2"><text:span text:style-name="T3">The performance and memory usage of Redis compared to memcached should be relatively similar.</text:span></text:p>
        </text:list-item>
        <text:list-item>
          <text:p text:style-name="P7"><text:span text:style-name="T25">Both Memcached and Redis are in-memory cache, key-value data stores</text:span><text:span text:style-name="T2"> </text:span></text:p>
        </text:list-item>
        <text:list-item>
          <text:p text:style-name="P7"><text:span text:style-name="T25">They both keep all data in RAM</text:span></text:p>
        </text:list-item>
        <text:list-item>
          <text:p text:style-name="P2"><text:span text:style-name="T26"/></text:p>
        </text:list-item>
      </text:list>
      <text:p text:style-name="P13"><text:span text:style-name="T3"/></text:p>
      <text:p text:style-name="P15"><text:span text:style-name="T2">History on MemCache vs Redis</text:span></text:p>
      <text:list xml:id="list2527311721294369206" text:style-name="L5">
        <text:list-item>
          <text:p text:style-name="P8"><text:span text:style-name="T27">Memcached was originally developed in 2003. Redis was created in 2009.</text:span></text:p>
        </text:list-item>
      </text:list>
      <text:p text:style-name="P6"><text:span text:style-name="T27"/></text:p>
      <text:p text:style-name="P5"><text:span text:style-name="T25">Conclusion:</text:span></text:p>
      <text:p text:style-name="P6"><text:span text:style-name="T27">Open source software continues to provide some of the best technologies available today. When it comes to boosting application performance through caching, Redis and Memcached are established and production-proven solutions and the natural candidates for the job. However, given its richer functionality and more advanced design, Redis should be your first choice in all but a few scenarios.</text:span><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Symbol" svg:font-family="OpenSymbol"/>
    <style:font-face style:name="museo-sans" svg:font-family="museo-sans, 'Helvetica Neue', Helvetica, Arial, sans-serif,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ngaprabhu Chandrasekhar</meta:initial-creator>
    <meta:creation-date>2015-03-11T10:14:11.36</meta:creation-date>
    <dc:date>2015-03-11T20:48:12.26</dc:date>
    <dc:creator>Thangaprabhu Chandrasekhar</dc:creator>
    <meta:editing-duration>PT10H33M56S</meta:editing-duration>
    <meta:editing-cycles>11</meta:editing-cycles>
    <meta:generator>OpenOffice/4.1.0$Win32 OpenOffice.org_project/410m18$Build-9764</meta:generator>
    <meta:document-statistic meta:table-count="0" meta:image-count="0" meta:object-count="0" meta:page-count="2" meta:paragraph-count="29" meta:word-count="752" meta:character-count="4632"/>
  </office:meta>
</office:document-meta>
</file>